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Helper.toString( Object [ ]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Helper.getStringFromList( StringBuffer sb , 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Helper.toString( Map map , String delim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Helper.getStringFromList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Helper.toString( Iterator it ,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Helper.toString( Set 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ringHelper.toString( List list , String prefix , String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Helper.toString( Iterator it , Map map , String delimi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ringHelper.toString( Iterator it , String prefix , String delimit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tringHelper.toDelimitedString( Object [ ] objects , String delimi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Helper.toString( Object [ ] objects , String prefix , String delimit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StringHelper.toString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